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used to be part of the imperial city guard but have since defected. Together they lead the rebellion that overthrew the tyrannical city government. While traveling through the vast deser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7 missions rebuilding infrastructure and rescuing town members bash and slash focus their efforts on infiltrating and destroying the commando base. During their efforts Bash and Slash find out that the commando group is lead by someone called Dahla.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Dahla face to face in a battle for the "thing".</text:p>
      <text:p text:style-name="P1">Somewhere along the way you realize that you and Dahla have some history together, so it adds more motivation to kill her.</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missing supply caravan <text:s text:c="2"/>(mandatory) <text:span text:style-name="T3">Boss</text:span>: ultra mole</text:p>
      <text:p text:style-name="P6"><text:tab/>Main Quest: track down the missing supply caravan</text:p>
      <text:p text:style-name="P6"><text:tab/>Side Quest: Find 3 stranded villagers <text:span text:style-name="T3">DO</text:span></text:p>
      <text:p text:style-name="P6"/>
      <text:p text:style-name="P3">(Caves)</text:p>
      <text:p text:style-name="P2">6.) <text:s/>Find and repair broken pipe (mandatory) -(super mole,jumper)</text:p>
      <text:p text:style-name="P6"><text:tab/>Main Quest: our pipe is busted! find it and destroy it (fix it) </text:p>
      <text:p text:style-name="P6"><text:tab/>Side Quest: Collect the 2 golden nuggets</text:p>
      <text:p text:style-name="P2">7.) Reactivate water pumps</text:p>
      <text:p text:style-name="P6"><text:s text:c="14"/>Main Quest: Find and activate the 3 water switches</text:p>
      <text:p text:style-name="P6"><text:tab/>Side Quest: </text:p>
      <text:p text:style-name="P2">8.) Do something</text:p>
      <text:p text:style-name="P6"><text:s text:c="14"/>Main Quest: </text:p>
      <text:p text:style-name="P6"><text:tab/>Side Quest: </text:p>
      <text:p text:style-name="P2"><text:soft-page-break/>9.) Investigate source of water disruption (mandatory) <text:s/>-(basic commando)</text:p>
      <text:p text:style-name="P6"><text:s text:c="14"/>Main Quest: Find the source of the water disruption. (commando camp)</text:p>
      <text:p text:style-name="P6"><text:tab/>Side Quest: </text:p>
      <text:p text:style-name="P2">10.) Trace the commandos back to the surface (mandatory) <text:s/><text:span text:style-name="T3">Boss: </text:span>ultra spitter</text:p>
      <text:p text:style-name="P6"><text:s text:c="14"/>Main Quest: follow the man made structures back to the surface to find out where the commandos came from</text:p>
      <text:p text:style-name="P6"><text:tab/>Side Quest: </text:p>
      <text:p text:style-name="P6"/>
      <text:p text:style-name="P3">(Base)</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Dahla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Level Goals:</text:p>
      <text:p text:style-name="P7">reach a destination</text:p>
      <text:p text:style-name="P7">defeat a specific monster</text:p>
      <text:p text:style-name="P5"><text:soft-page-break/><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3">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 text:c="31"/>hopefully get some additional help. I really need that key for my <text:s/></text:p>
      <text:p text:style-name="P5"><text:s text:c="31"/>equipment stash, take a look for it out in the desert."</text:p>
      <text:p text:style-name="P5"><text:s text:c="13"/>Menu: Hidden</text:p>
      <text:p text:style-name="P5"><text:soft-page-break/></text:p>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1-11T00:09:51.37</dc:date>
    <meta:editing-duration>P4DT15H53M9S</meta:editing-duration>
    <meta:editing-cycles>59</meta:editing-cycles>
    <meta:generator>OpenOffice.org/3.4.1$Win32 OpenOffice.org_project/341m1$Build-9593</meta:generator>
    <meta:document-statistic meta:table-count="0" meta:image-count="0" meta:object-count="0" meta:page-count="4" meta:paragraph-count="132" meta:word-count="1243" meta:character-count="8031"/>
  </office:meta>
</office:document-meta>
</file>